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5.ttf" manifest:media-type="application/x-font-ttf"/>
  <manifest:file-entry manifest:full-path="Fonts/font17.ttf" manifest:media-type="application/x-font-ttf"/>
  <manifest:file-entry manifest:full-path="Fonts/font4.ttf" manifest:media-type="application/x-font-ttf"/>
  <manifest:file-entry manifest:full-path="Fonts/font16.ttf" manifest:media-type="application/x-font-ttf"/>
  <manifest:file-entry manifest:full-path="Fonts/font3.ttf" manifest:media-type="application/x-font-ttf"/>
  <manifest:file-entry manifest:full-path="Fonts/font15.ttf" manifest:media-type="application/x-font-ttf"/>
  <manifest:file-entry manifest:full-path="Fonts/font9.ttf" manifest:media-type="application/x-font-ttf"/>
  <manifest:file-entry manifest:full-path="Fonts/font2.ttf" manifest:media-type="application/x-font-ttf"/>
  <manifest:file-entry manifest:full-path="Fonts/font14.ttf" manifest:media-type="application/x-font-ttf"/>
  <manifest:file-entry manifest:full-path="Fonts/font8.ttf" manifest:media-type="application/x-font-ttf"/>
  <manifest:file-entry manifest:full-path="Fonts/font1.ttf" manifest:media-type="application/x-font-ttf"/>
  <manifest:file-entry manifest:full-path="Fonts/font13.ttf" manifest:media-type="application/x-font-ttf"/>
  <manifest:file-entry manifest:full-path="Fonts/font7.ttf" manifest:media-type="application/x-font-ttf"/>
  <manifest:file-entry manifest:full-path="Fonts/font12.ttf" manifest:media-type="application/x-font-ttf"/>
  <manifest:file-entry manifest:full-path="Fonts/font18.ttf" manifest:media-type="application/x-font-ttf"/>
  <manifest:file-entry manifest:full-path="Fonts/font6.ttf" manifest:media-type="application/x-font-ttf"/>
  <manifest:file-entry manifest:full-path="Fonts/font11.ttf" manifest:media-type="application/x-font-ttf"/>
  <manifest:file-entry manifest:full-path="Fonts/font10.ttf" manifest:media-type="application/x-font-tt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vg:font-face-src>
        <svg:font-face-uri xlink:href="Fonts/font1.ttf" xlink:type="simple">
          <svg:font-face-format svg:string="truetype"/>
        </svg:font-face-uri>
        <svg:font-face-uri xlink:href="Fonts/font2.ttf" xlink:type="simple">
          <svg:font-face-format svg:string="truetype"/>
        </svg:font-face-uri>
      </svg:font-face-src>
    </style:font-face>
    <style:font-face style:name="Liberation Mono" svg:font-family="'Liberation Mono'" style:font-family-generic="modern" style:font-pitch="fixed">
      <svg:font-face-src>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NSimSun" svg:font-family="NSimSun" style:font-family-generic="modern" style:font-pitch="fixed"/>
    <style:font-face style:name="Crusades" svg:font-family="Crusades" style:font-adornments="Fett" style:font-pitch="variable">
      <svg:font-face-src>
        <svg:font-face-uri xlink:href="Fonts/font7.ttf" xlink:type="simple">
          <svg:font-face-format svg:string="truetype"/>
        </svg:font-face-uri>
      </svg:font-face-src>
    </style:font-face>
    <style:font-face style:name="Crusades1" svg:font-family="Crusades" style:font-adornments="Standard" style:font-pitch="variable">
      <svg:font-face-src>
        <svg:font-face-uri xlink:href="Fonts/font7.ttf" xlink:type="simple">
          <svg:font-face-format svg:string="truetype"/>
        </svg:font-face-uri>
      </svg:font-face-src>
    </style:font-face>
    <style:font-face style:name="FontAwesome" svg:font-family="FontAwesome" style:font-adornments="Fett" style:font-pitch="variable"/>
    <style:font-face style:name="Souvenir" svg:font-family="Souvenir" style:font-pitch="variable"/>
    <style:font-face style:name="Uncial Antiqua" svg:font-family="'Uncial Antiqua'" style:font-pitch="variable">
      <svg:font-face-src>
        <svg:font-face-uri xlink:href="Fonts/font8.ttf" xlink:type="simple">
          <svg:font-face-format svg:string="truetype"/>
        </svg:font-face-uri>
      </svg:font-face-src>
    </style:font-face>
    <style:font-face style:name="Liberation Serif" svg:font-family="'Liberation Serif'" style:font-family-generic="roman" style:font-pitch="variable">
      <svg:font-face-src>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src>
    </style:font-face>
    <style:font-face style:name="Liberation Serif1" svg:font-family="'Liberation Serif'" style:font-adornments="Standard" style:font-family-generic="roman" style:font-pitch="variable">
      <svg:font-face-src>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src>
    </style:font-face>
    <style:font-face style:name="Liberation Sans" svg:font-family="'Liberation Sans'" style:font-family-generic="swiss" style:font-pitch="variable">
      <svg:font-face-src>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src>
    </style:font-face>
    <style:font-face style:name="Droid Sans Fallback" svg:font-family="'Droid Sans Fallback'" style:font-family-generic="system" style:font-pitch="variable"/>
    <style:font-face style:name="FreeSans" svg:font-family="FreeSans" style:font-family-generic="system" style:font-pitch="variable">
      <svg:font-face-src>
        <svg:font-face-uri xlink:href="Fonts/font17.ttf" xlink:type="simple">
          <svg:font-face-format svg:string="truetype"/>
        </svg:font-face-uri>
        <svg:font-face-uri xlink:href="Fonts/font18.ttf" xlink:type="simple">
          <svg:font-face-format svg:string="truetype"/>
        </svg:font-face-uri>
      </svg:font-face-src>
    </style:font-face>
  </office:font-face-decls>
  <office:automatic-styles>
    <style:style style:name="Tabelle2" style:family="table">
      <style:table-properties style:width="17cm" table:align="margins"/>
    </style:style>
    <style:style style:name="Tabelle2.A" style:family="table-column">
      <style:table-column-properties style:column-width="2.429cm" style:rel-column-width="9362*"/>
    </style:style>
    <style:style style:name="Tabelle2.G" style:family="table-column">
      <style:table-column-properties style:column-width="2.429cm" style:rel-column-width="9363*"/>
    </style:style>
    <style:style style:name="Tabelle2.A1" style:family="table-cell">
      <style:table-cell-properties fo:padding="0.097cm" fo:border-left="none" fo:border-right="none" fo:border-top="none" fo:border-bottom="1.5pt solid #000000"/>
    </style:style>
    <style:style style:name="Tabelle2.B1" style:family="table-cell">
      <style:table-cell-properties fo:background-color="#000000" fo:padding="0.097cm" fo:border-left="none" fo:border-right="none" fo:border-top="none" fo:border-bottom="1.5pt solid #000000">
        <style:background-image/>
      </style:table-cell-properties>
    </style:style>
    <style:style style:name="Tabelle2.G1" style:family="table-cell">
      <style:table-cell-properties fo:background-color="#000000" fo:padding="0.097cm" fo:border-left="none" fo:border-right="1.5pt solid #000000" fo:border-top="none" fo:border-bottom="1.5pt solid #000000">
        <style:background-image/>
      </style:table-cell-properties>
    </style:style>
    <style:style style:name="Tabelle2.A2" style:family="table-cell">
      <style:table-cell-properties fo:padding="0.097cm" fo:border-left="none" fo:border-right="none" fo:border-top="none" fo:border-bottom="0.05pt solid #000000"/>
    </style:style>
    <style:style style:name="Tabelle2.B2" style:family="table-cell">
      <style:table-cell-properties fo:padding="0.097cm" fo:border-left="none" fo:border-right="none" fo:border-top="none" fo:border-bottom="0.05pt solid #000000"/>
    </style:style>
    <style:style style:name="Tabelle2.C2" style:family="table-cell">
      <style:table-cell-properties fo:padding="0.097cm" fo:border-left="none" fo:border-right="none" fo:border-top="none" fo:border-bottom="0.05pt solid #000000"/>
    </style:style>
    <style:style style:name="Tabelle2.D2" style:family="table-cell">
      <style:table-cell-properties fo:padding="0.097cm" fo:border-left="none" fo:border-right="none" fo:border-top="none" fo:border-bottom="0.05pt solid #000000"/>
    </style:style>
    <style:style style:name="Tabelle2.E2" style:family="table-cell">
      <style:table-cell-properties fo:padding="0.097cm" fo:border-left="none" fo:border-right="none" fo:border-top="none" fo:border-bottom="0.05pt solid #000000"/>
    </style:style>
    <style:style style:name="Tabelle2.F2" style:family="table-cell">
      <style:table-cell-properties fo:padding="0.097cm" fo:border-left="none" fo:border-right="none" fo:border-top="none" fo:border-bottom="0.05pt solid #000000"/>
    </style:style>
    <style:style style:name="Tabelle2.G2" style:family="table-cell">
      <style:table-cell-properties fo:padding="0.097cm" fo:border-left="none" fo:border-right="none" fo:border-top="none" fo:border-bottom="0.05pt solid #000000"/>
    </style:style>
    <style:style style:name="Tabelle2.A3" style:family="table-cell">
      <style:table-cell-properties fo:padding="0.097cm" fo:border-left="none" fo:border-right="none" fo:border-top="none" fo:border-bottom="0.05pt solid #000000"/>
    </style:style>
    <style:style style:name="Tabelle2.B3" style:family="table-cell">
      <style:table-cell-properties fo:padding="0.097cm" fo:border-left="none" fo:border-right="none" fo:border-top="none" fo:border-bottom="0.05pt solid #000000"/>
    </style:style>
    <style:style style:name="Tabelle2.C3" style:family="table-cell">
      <style:table-cell-properties fo:padding="0.097cm" fo:border-left="none" fo:border-right="none" fo:border-top="none" fo:border-bottom="0.05pt solid #000000"/>
    </style:style>
    <style:style style:name="Tabelle2.D3" style:family="table-cell">
      <style:table-cell-properties fo:padding="0.097cm" fo:border-left="none" fo:border-right="none" fo:border-top="none" fo:border-bottom="0.05pt solid #000000"/>
    </style:style>
    <style:style style:name="Tabelle2.E3" style:family="table-cell">
      <style:table-cell-properties fo:padding="0.097cm" fo:border-left="none" fo:border-right="none" fo:border-top="none" fo:border-bottom="0.05pt solid #000000"/>
    </style:style>
    <style:style style:name="Tabelle2.F3" style:family="table-cell">
      <style:table-cell-properties fo:padding="0.097cm" fo:border-left="none" fo:border-right="none" fo:border-top="none" fo:border-bottom="0.05pt solid #000000"/>
    </style:style>
    <style:style style:name="Tabelle2.G3" style:family="table-cell">
      <style:table-cell-properties fo:padding="0.097cm" fo:border-left="none" fo:border-right="none" fo:border-top="none" fo:border-bottom="0.05pt solid #000000"/>
    </style:style>
    <style:style style:name="Tabelle2.A4" style:family="table-cell">
      <style:table-cell-properties fo:padding="0.097cm" fo:border-left="none" fo:border-right="none" fo:border-top="none" fo:border-bottom="0.05pt solid #000000"/>
    </style:style>
    <style:style style:name="Tabelle2.B4" style:family="table-cell">
      <style:table-cell-properties fo:padding="0.097cm" fo:border-left="none" fo:border-right="none" fo:border-top="none" fo:border-bottom="0.05pt solid #000000"/>
    </style:style>
    <style:style style:name="Tabelle2.C4" style:family="table-cell">
      <style:table-cell-properties fo:padding="0.097cm" fo:border-left="none" fo:border-right="none" fo:border-top="none" fo:border-bottom="0.05pt solid #000000"/>
    </style:style>
    <style:style style:name="Tabelle2.D4" style:family="table-cell">
      <style:table-cell-properties fo:padding="0.097cm" fo:border-left="none" fo:border-right="none" fo:border-top="none" fo:border-bottom="0.05pt solid #000000"/>
    </style:style>
    <style:style style:name="Tabelle2.E4" style:family="table-cell">
      <style:table-cell-properties fo:padding="0.097cm" fo:border-left="none" fo:border-right="none" fo:border-top="none" fo:border-bottom="0.05pt solid #000000"/>
    </style:style>
    <style:style style:name="Tabelle2.F4" style:family="table-cell">
      <style:table-cell-properties fo:padding="0.097cm" fo:border-left="none" fo:border-right="none" fo:border-top="none" fo:border-bottom="0.05pt solid #000000"/>
    </style:style>
    <style:style style:name="Tabelle2.G4" style:family="table-cell">
      <style:table-cell-properties fo:padding="0.097cm" fo:border-left="none" fo:border-right="none" fo:border-top="none" fo:border-bottom="0.05pt solid #000000"/>
    </style:style>
    <style:style style:name="Tabelle2.A5" style:family="table-cell">
      <style:table-cell-properties fo:padding="0.097cm" fo:border-left="none" fo:border-right="none" fo:border-top="none" fo:border-bottom="0.05pt solid #000000"/>
    </style:style>
    <style:style style:name="Tabelle2.B5" style:family="table-cell">
      <style:table-cell-properties fo:padding="0.097cm" fo:border-left="none" fo:border-right="none" fo:border-top="none" fo:border-bottom="0.05pt solid #000000"/>
    </style:style>
    <style:style style:name="Tabelle2.C5" style:family="table-cell">
      <style:table-cell-properties fo:padding="0.097cm" fo:border-left="none" fo:border-right="none" fo:border-top="none" fo:border-bottom="0.05pt solid #000000"/>
    </style:style>
    <style:style style:name="Tabelle2.D5" style:family="table-cell">
      <style:table-cell-properties fo:padding="0.097cm" fo:border-left="none" fo:border-right="none" fo:border-top="none" fo:border-bottom="0.05pt solid #000000"/>
    </style:style>
    <style:style style:name="Tabelle2.E5" style:family="table-cell">
      <style:table-cell-properties fo:padding="0.097cm" fo:border-left="none" fo:border-right="none" fo:border-top="none" fo:border-bottom="0.05pt solid #000000"/>
    </style:style>
    <style:style style:name="Tabelle2.F5" style:family="table-cell">
      <style:table-cell-properties fo:padding="0.097cm" fo:border-left="none" fo:border-right="none" fo:border-top="none" fo:border-bottom="0.05pt solid #000000"/>
    </style:style>
    <style:style style:name="Tabelle2.G5" style:family="table-cell">
      <style:table-cell-properties fo:padding="0.097cm" fo:border-left="none" fo:border-right="none" fo:border-top="none" fo:border-bottom="0.05pt solid #000000"/>
    </style:style>
    <style:style style:name="Tabelle2.A6" style:family="table-cell">
      <style:table-cell-properties fo:padding="0.097cm" fo:border-left="none" fo:border-right="none" fo:border-top="none" fo:border-bottom="0.05pt solid #000000"/>
    </style:style>
    <style:style style:name="Tabelle2.B6" style:family="table-cell">
      <style:table-cell-properties fo:padding="0.097cm" fo:border-left="none" fo:border-right="none" fo:border-top="none" fo:border-bottom="0.05pt solid #000000"/>
    </style:style>
    <style:style style:name="Tabelle2.C6" style:family="table-cell">
      <style:table-cell-properties fo:padding="0.097cm" fo:border-left="none" fo:border-right="none" fo:border-top="none" fo:border-bottom="0.05pt solid #000000"/>
    </style:style>
    <style:style style:name="Tabelle2.D6" style:family="table-cell">
      <style:table-cell-properties fo:padding="0.097cm" fo:border-left="none" fo:border-right="none" fo:border-top="none" fo:border-bottom="0.05pt solid #000000"/>
    </style:style>
    <style:style style:name="Tabelle2.E6" style:family="table-cell">
      <style:table-cell-properties fo:padding="0.097cm" fo:border-left="none" fo:border-right="none" fo:border-top="none" fo:border-bottom="0.05pt solid #000000"/>
    </style:style>
    <style:style style:name="Tabelle2.F6" style:family="table-cell">
      <style:table-cell-properties fo:padding="0.097cm" fo:border-left="none" fo:border-right="none" fo:border-top="none" fo:border-bottom="0.05pt solid #000000"/>
    </style:style>
    <style:style style:name="Tabelle2.G6" style:family="table-cell">
      <style:table-cell-properties fo:padding="0.097cm" fo:border-left="none" fo:border-right="none" fo:border-top="none" fo:border-bottom="0.05pt solid #000000"/>
    </style:style>
    <style:style style:name="Tabelle1" style:family="table">
      <style:table-properties style:width="17cm" table:align="margins"/>
    </style:style>
    <style:style style:name="Tabelle1.A" style:family="table-column">
      <style:table-column-properties style:column-width="12.427cm" style:rel-column-width="47904*"/>
    </style:style>
    <style:style style:name="Tabelle1.B" style:family="table-column">
      <style:table-column-properties style:column-width="4.574cm" style:rel-column-width="1763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de" fo:country="AT"/>
    </style:style>
    <style:style style:name="P2" style:family="paragraph" style:parent-style-name="Text_20_body">
      <style:text-properties fo:language="de" fo:country="AT" officeooo:rsid="00fb465a" officeooo:paragraph-rsid="00fb465a"/>
    </style:style>
    <style:style style:name="P3" style:family="paragraph" style:parent-style-name="Text_20_body">
      <style:paragraph-properties fo:text-align="center" style:justify-single-word="false"/>
      <style:text-properties fo:language="de" fo:country="AT" officeooo:rsid="00fb465a" officeooo:paragraph-rsid="0102c50b"/>
    </style:style>
    <style:style style:name="P4" style:family="paragraph" style:parent-style-name="Text_20_body">
      <style:text-properties fo:language="de" fo:country="AT" fo:font-weight="bold" style:font-weight-asian="bold" style:font-weight-complex="bold"/>
    </style:style>
    <style:style style:name="P5" style:family="paragraph" style:parent-style-name="Text_20_body">
      <style:text-properties fo:language="de" fo:country="AT" officeooo:rsid="00fd4e52" officeooo:paragraph-rsid="00fd4e52"/>
    </style:style>
    <style:style style:name="P6" style:family="paragraph" style:parent-style-name="Text_20_body">
      <style:text-properties fo:language="de" fo:country="AT" officeooo:paragraph-rsid="0102c50b"/>
    </style:style>
    <style:style style:name="P7" style:family="paragraph" style:parent-style-name="Text_20_body">
      <style:text-properties fo:language="de" fo:country="AT" officeooo:rsid="010353ad" officeooo:paragraph-rsid="010353ad"/>
    </style:style>
    <style:style style:name="P8" style:family="paragraph" style:parent-style-name="Text_20_body">
      <style:text-properties fo:language="de" fo:country="AT" officeooo:paragraph-rsid="010353ad"/>
    </style:style>
    <style:style style:name="P9" style:family="paragraph" style:parent-style-name="Text_20_body">
      <style:text-properties style:font-name="Liberation Sans" fo:font-size="16.7999992370605pt" fo:language="de" fo:country="AT" fo:font-weight="bold" style:font-name-asian="Droid Sans Fallback" style:font-size-asian="18.2000007629395pt" style:font-weight-asian="bold" style:font-name-complex="FreeSans" style:font-size-complex="18.2000007629395pt" style:font-weight-complex="bold"/>
    </style:style>
    <style:style style:name="P10" style:family="paragraph" style:parent-style-name="Title">
      <style:text-properties style:font-name="Uncial Antiqua" fo:language="de" fo:country="AT"/>
    </style:style>
    <style:style style:name="P11" style:family="paragraph" style:parent-style-name="Subtitle">
      <style:text-properties style:font-name="Uncial Antiqua" fo:font-size="12pt" fo:language="de" fo:country="AT" style:font-size-asian="12pt" style:font-size-complex="12pt"/>
    </style:style>
    <style:style style:name="P12" style:family="paragraph" style:parent-style-name="Table_20_Contents">
      <style:paragraph-properties fo:text-align="justify" style:justify-single-word="false"/>
      <style:text-properties officeooo:paragraph-rsid="010353ad"/>
    </style:style>
    <style:style style:name="P13" style:family="paragraph" style:parent-style-name="Table_20_Contents">
      <style:paragraph-properties fo:text-align="center" style:justify-single-word="false"/>
      <style:text-properties style:font-name="Souvenir" fo:font-size="11pt" officeooo:paragraph-rsid="010353ad" fo:background-color="transparent" style:font-size-asian="11pt" style:font-size-complex="11pt"/>
    </style:style>
    <style:style style:name="P14" style:family="paragraph" style:parent-style-name="Table_20_Contents">
      <style:paragraph-properties fo:text-align="center" style:justify-single-word="false"/>
      <style:text-properties officeooo:rsid="0bc74c93" officeooo:paragraph-rsid="010353ad"/>
    </style:style>
    <style:style style:name="P15" style:family="paragraph" style:parent-style-name="Table_20_Contents">
      <style:paragraph-properties fo:text-align="center" style:justify-single-word="false"/>
      <style:text-properties officeooo:paragraph-rsid="010353ad"/>
    </style:style>
    <style:style style:name="P16" style:family="paragraph" style:parent-style-name="Text_20_body" style:list-style-name="L1">
      <style:text-properties fo:language="de" fo:country="AT" officeooo:rsid="010353ad" officeooo:paragraph-rsid="0102c50b"/>
    </style:style>
    <style:style style:name="P17" style:family="paragraph" style:parent-style-name="Text_20_body" style:list-style-name="L1">
      <style:text-properties fo:language="de" fo:country="AT" officeooo:rsid="010353ad" officeooo:paragraph-rsid="010353ad"/>
    </style:style>
    <style:style style:name="P18" style:family="paragraph" style:parent-style-name="Text_20_body">
      <style:text-properties fo:language="de" fo:country="AT" officeooo:paragraph-rsid="0107dbcd"/>
    </style:style>
    <style:style style:name="P19" style:family="paragraph" style:parent-style-name="Heading_20_1">
      <style:text-properties fo:language="de" fo:country="AT"/>
    </style:style>
    <style:style style:name="T1" style:family="text">
      <style:text-properties fo:font-weight="bold" style:font-weight-asian="bold" style:font-weight-complex="bold"/>
    </style:style>
    <style:style style:name="T2" style:family="text">
      <style:text-properties fo:font-weight="bold" officeooo:rsid="00eea24f"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dddddd" loext:char-shading-value="0"/>
    </style:style>
    <style:style style:name="T5" style:family="text">
      <style:text-properties officeooo:rsid="0102c50b" fo:background-color="#dddddd" loext:char-shading-value="0"/>
    </style:style>
    <style:style style:name="T6" style:family="text">
      <style:text-properties officeooo:rsid="0100f935"/>
    </style:style>
    <style:style style:name="T7" style:family="text">
      <style:text-properties officeooo:rsid="0102c50b"/>
    </style:style>
    <style:style style:name="T8" style:family="text">
      <style:text-properties officeooo:rsid="0bc74c93"/>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ocket Quest v.1.48 DE</text:p>
      <text:p text:style-name="P11">Open Adventure<text:line-break/>geekguild.com/openadventure</text:p>
      <text:p text:style-name="P3">(Deutsche Übersetzung von Peter Kastberger<text:line-break/><text:a xlink:type="simple" xlink:href="https://github.com/bemperum/Open-Adventure" text:style-name="Internet_20_link" text:visited-style-name="Visited_20_Internet_20_Link"><text:span text:style-name="T7">https://github.com/bemperum/Open-Adventure</text:span></text:a>)</text:p>
      <text:p text:style-name="P2"/>
      <text:p text:style-name="P1">OPEN ADVENTURE ist ein Rollenspiel für Personen ab 10 Jahren. Gespielt wird mit einer Gruppe aus mindestens zwei Personen. Eine Person übernimmt dabei die Rolle des <text:span text:style-name="T1">Spielleiters (SL)</text:span> und ist somit Schiedsrichter und Erzähler gleichzeitig. Die anderen Spieler übernehmen die Rollen von Fantasy- oder Science Fiction <text:span text:style-name="T1">Charakteren (CHR)</text:span>. Jeder <text:span text:style-name="T1">Spieler</text:span> übernimmt einen imaginären Charakter, auch <text:span text:style-name="T2">S</text:span><text:span text:style-name="T1">pieler-Charakter (SC)</text:span> genannt. Andere imaginäre CHR werden <text:span text:style-name="T1">Nicht-Spieler Charakter (NSC)</text:span> genannt. Eine Gruppe von solchen Charakteren (SC und/oder NSC) wird <text:span text:style-name="T1">Party</text:span> genannt.</text:p>
      <text:h text:style-name="P19" text:outline-level="1">Würfel Mechanik</text:h>
      <text:p text:style-name="P6">Wenn die Fähigkeiten eines <text:span text:style-name="T1">CHR</text:span> auf die Probe gestellt werden, wird die gewünschte Aktion möglichst genau erzählt und mit <text:span text:style-name="T7">zwei sechseitigen Würfeln</text:span> gewürfelt. <text:span text:style-name="T7">Die beiden Würfel sollten am besten unterschiedliche Farben haben. Etwa ein weißer und ein schwarzer Würfel. Für das Ergebnis zählt nach dem Wurf nur der kleinere Wert:</text:span></text:p>
      <text:list xml:id="list3799903569542702740" text:style-name="L1">
        <text:list-item>
          <text:p text:style-name="P16">Wenn weiße Würfel den kleineren Wert zeigt, wird das Ergebnis zur Fähigkeit hinzugefügt.</text:p>
        </text:list-item>
        <text:list-item>
          <text:p text:style-name="P17">Wenn der schwarze Würfel den kleineren Wert zeigt, wird das Ergebnis von der Fähigkeit abgezogen.</text:p>
        </text:list-item>
        <text:list-item>
          <text:p text:style-name="P17">Wenn beide Würfel gleich sind, bleibt der Wert der Fähigkeit.</text:p>
        </text:list-item>
      </text:list>
      <text:p text:style-name="P7">Die Würfelergebnisse werden von 0 bis 5 gerechnet, wobei die 6 als 0 behandelt wird. Zur besseren Übersicht soll nachstehende Tabelle dienen:</text:p>
      <table:table table:name="Tabelle2" table:style-name="Tabelle2">
        <table:table-column table:style-name="Tabelle2.A" table:number-columns-repeated="6"/>
        <table:table-column table:style-name="Tabelle2.G"/>
        <table:table-row>
          <table:table-cell table:style-name="Tabelle2.A1" office:value-type="string">
            <text:p text:style-name="P12"/>
          </table:table-cell>
          <table:table-cell table:style-name="Tabelle2.B1" office:value-type="string">
            <text:p text:style-name="P13">⚀</text:p>
          </table:table-cell>
          <table:table-cell table:style-name="Tabelle2.B1" office:value-type="string">
            <text:p text:style-name="P13">⚁</text:p>
          </table:table-cell>
          <table:table-cell table:style-name="Tabelle2.B1" office:value-type="string">
            <text:p text:style-name="P13">⚂</text:p>
          </table:table-cell>
          <table:table-cell table:style-name="Tabelle2.B1" office:value-type="string">
            <text:p text:style-name="P13">⚃</text:p>
          </table:table-cell>
          <table:table-cell table:style-name="Tabelle2.B1" office:value-type="string">
            <text:p text:style-name="P13">⚄</text:p>
          </table:table-cell>
          <table:table-cell table:style-name="Tabelle2.G1" office:value-type="string">
            <text:p text:style-name="P13">⚅</text:p>
          </table:table-cell>
        </table:table-row>
        <table:table-row>
          <table:table-cell table:style-name="Tabelle2.F6" office:value-type="string">
            <text:p text:style-name="P13">⚀</text:p>
          </table:table-cell>
          <table:table-cell table:style-name="Tabelle2.F6" office:value-type="string">
            <text:p text:style-name="P14">0</text:p>
          </table:table-cell>
          <table:table-cell table:style-name="Tabelle2.F6" office:value-type="string">
            <text:p text:style-name="P14">+1</text:p>
          </table:table-cell>
          <table:table-cell table:style-name="Tabelle2.F6" office:value-type="string">
            <text:p text:style-name="P14">+1</text:p>
          </table:table-cell>
          <table:table-cell table:style-name="Tabelle2.F6" office:value-type="string">
            <text:p text:style-name="P14">+1</text:p>
          </table:table-cell>
          <table:table-cell table:style-name="Tabelle2.F6" office:value-type="string">
            <text:p text:style-name="P14">+1</text:p>
          </table:table-cell>
          <table:table-cell table:style-name="Tabelle2.G6" office:value-type="string">
            <text:p text:style-name="P14">+1</text:p>
          </table:table-cell>
        </table:table-row>
        <table:table-row>
          <table:table-cell table:style-name="Tabelle2.F6" office:value-type="string">
            <text:p text:style-name="P13">⚁</text:p>
          </table:table-cell>
          <table:table-cell table:style-name="Tabelle2.F6" office:value-type="string">
            <text:p text:style-name="P15">-<text:span text:style-name="T8">1</text:span></text:p>
          </table:table-cell>
          <table:table-cell table:style-name="Tabelle2.F6" office:value-type="string">
            <text:p text:style-name="P14">0</text:p>
          </table:table-cell>
          <table:table-cell table:style-name="Tabelle2.F6" office:value-type="string">
            <text:p text:style-name="P14">+2</text:p>
          </table:table-cell>
          <table:table-cell table:style-name="Tabelle2.F6" office:value-type="string">
            <text:p text:style-name="P14">+2</text:p>
          </table:table-cell>
          <table:table-cell table:style-name="Tabelle2.F6" office:value-type="string">
            <text:p text:style-name="P14">+2</text:p>
          </table:table-cell>
          <table:table-cell table:style-name="Tabelle2.G6" office:value-type="string">
            <text:p text:style-name="P14">+2</text:p>
          </table:table-cell>
        </table:table-row>
        <table:table-row>
          <table:table-cell table:style-name="Tabelle2.F6" office:value-type="string">
            <text:p text:style-name="P13">⚂</text:p>
          </table:table-cell>
          <table:table-cell table:style-name="Tabelle2.F6" office:value-type="string">
            <text:p text:style-name="P15">-<text:span text:style-name="T8">1</text:span></text:p>
          </table:table-cell>
          <table:table-cell table:style-name="Tabelle2.F6" office:value-type="string">
            <text:p text:style-name="P15">-<text:span text:style-name="T8">2</text:span></text:p>
          </table:table-cell>
          <table:table-cell table:style-name="Tabelle2.F6" office:value-type="string">
            <text:p text:style-name="P14">0</text:p>
          </table:table-cell>
          <table:table-cell table:style-name="Tabelle2.F6" office:value-type="string">
            <text:p text:style-name="P14">+3</text:p>
          </table:table-cell>
          <table:table-cell table:style-name="Tabelle2.F6" office:value-type="string">
            <text:p text:style-name="P14">+3</text:p>
          </table:table-cell>
          <table:table-cell table:style-name="Tabelle2.G6" office:value-type="string">
            <text:p text:style-name="P14">+3</text:p>
          </table:table-cell>
        </table:table-row>
        <table:table-row>
          <table:table-cell table:style-name="Tabelle2.F6" office:value-type="string">
            <text:p text:style-name="P13">⚃</text:p>
          </table:table-cell>
          <table:table-cell table:style-name="Tabelle2.F6" office:value-type="string">
            <text:p text:style-name="P15">-<text:span text:style-name="T8">1</text:span></text:p>
          </table:table-cell>
          <table:table-cell table:style-name="Tabelle2.F6" office:value-type="string">
            <text:p text:style-name="P15">-<text:span text:style-name="T8">2</text:span></text:p>
          </table:table-cell>
          <table:table-cell table:style-name="Tabelle2.F6" office:value-type="string">
            <text:p text:style-name="P15">-<text:span text:style-name="T8">3</text:span></text:p>
          </table:table-cell>
          <table:table-cell table:style-name="Tabelle2.F6" office:value-type="string">
            <text:p text:style-name="P14">0</text:p>
          </table:table-cell>
          <table:table-cell table:style-name="Tabelle2.F6" office:value-type="string">
            <text:p text:style-name="P14">+4</text:p>
          </table:table-cell>
          <table:table-cell table:style-name="Tabelle2.G6" office:value-type="string">
            <text:p text:style-name="P14">+4</text:p>
          </table:table-cell>
        </table:table-row>
        <table:table-row>
          <table:table-cell table:style-name="Tabelle2.F6" office:value-type="string">
            <text:p text:style-name="P13">⚄</text:p>
          </table:table-cell>
          <table:table-cell table:style-name="Tabelle2.F6" office:value-type="string">
            <text:p text:style-name="P15">-<text:span text:style-name="T8">1</text:span></text:p>
          </table:table-cell>
          <table:table-cell table:style-name="Tabelle2.F6" office:value-type="string">
            <text:p text:style-name="P15">-<text:span text:style-name="T8">2</text:span></text:p>
          </table:table-cell>
          <table:table-cell table:style-name="Tabelle2.F6" office:value-type="string">
            <text:p text:style-name="P15">-<text:span text:style-name="T8">3</text:span></text:p>
          </table:table-cell>
          <table:table-cell table:style-name="Tabelle2.F6" office:value-type="string">
            <text:p text:style-name="P15">-<text:span text:style-name="T8">4</text:span></text:p>
          </table:table-cell>
          <table:table-cell table:style-name="Tabelle2.F6" office:value-type="string">
            <text:p text:style-name="P14">0</text:p>
          </table:table-cell>
          <table:table-cell table:style-name="Tabelle2.G6" office:value-type="string">
            <text:p text:style-name="P14">+5</text:p>
          </table:table-cell>
        </table:table-row>
        <table:table-row>
          <table:table-cell table:style-name="Tabelle2.A1" office:value-type="string">
            <text:p text:style-name="P13">⚅</text:p>
          </table:table-cell>
          <table:table-cell table:style-name="Tabelle2.A1" office:value-type="string">
            <text:p text:style-name="P15">-<text:span text:style-name="T8">1</text:span></text:p>
          </table:table-cell>
          <table:table-cell table:style-name="Tabelle2.A1" office:value-type="string">
            <text:p text:style-name="P15">-<text:span text:style-name="T8">2</text:span></text:p>
          </table:table-cell>
          <table:table-cell table:style-name="Tabelle2.A1" office:value-type="string">
            <text:p text:style-name="P15">-<text:span text:style-name="T8">3</text:span></text:p>
          </table:table-cell>
          <table:table-cell table:style-name="Tabelle2.A1" office:value-type="string">
            <text:p text:style-name="P15">-<text:span text:style-name="T8">4</text:span></text:p>
          </table:table-cell>
          <table:table-cell table:style-name="Tabelle2.A1" office:value-type="string">
            <text:p text:style-name="P15">-<text:span text:style-name="T8">5</text:span></text:p>
          </table:table-cell>
          <table:table-cell table:style-name="Tabelle2.A1" office:value-type="string">
            <text:p text:style-name="P14">0</text:p>
          </table:table-cell>
        </table:table-row>
      </table:table>
      <text:p text:style-name="P8"/>
      <text:p text:style-name="P8"><text:span text:style-name="T7">Diese Art zu Würfeln heißt </text:span><text:span text:style-name="T5">1W6-1W6.</text:span> Das Würfelergebnis wird auf die getestete Eigenschaft angewandt. Dies wird als <text:span text:style-name="T1">Standardprobe</text:span> oder nur "Probe" bezeichnet. </text:p>
      <text:h text:style-name="P19" text:outline-level="1">Charaktererschaffung</text:h>
      <text:p text:style-name="P18">1. Die <text:span text:style-name="T1">sieben primären Eigenschaften</text:span> eines SC werden aufgeschrieben:</text:p>
      <text:p text:style-name="P18"><text:span text:style-name="T1">Stärke (STR), Wahrnehmung (WAN), Intelligenz (INT), Fingerfertigkeit (FF), Vitalität (VIT), Charisma (CHA), Magie (MAG)</text:span>.</text:p>
      <text:p text:style-name="P1">2. Die <text:span text:style-name="T1">12 sekundären Eigenschaften</text:span> werden aufgeschrieben. Jede sekundäre Eigenschaft basiert auf einer primären Eigenschaft: </text:p>
      <text:p text:style-name="P4">Gesundheit (GEP)=VIT, Kondition (KOND)= VIT, Fachkunde (FAK)=INT, <text:span text:style-name="T6">Sprach</text:span>können (<text:span text:style-name="T6">SP</text:span>K)=INT, Tapferkeit (TAP)=VIT, Reflexe (RFX)=FF, Willenskraft (WIK)=INT, Nahkampf Attacke (N-ATK)=STR+Waffenschaden (WS), <text:s/>Fernkampf Attacke (F-ATK)=WAN+WS, Unbewaffnete Attacke (U-ATK)=WAN, Parade (PAR)=FF+Rüstschutz (RST), Manapunkte (MP)/Psionikpunkte (PSI)=MAG.</text:p>
      <text:p text:style-name="P1">3. Auswahl eines <text:span text:style-name="T1">Archetypen (ARCH)</text:span> und eintragen aller Vor- und Nachteile. Fehlende primäre Eigenschaften zählen 0. Optional kann man <text:span text:style-name="T1">zwei Archetypen</text:span> wählen <text:span text:style-name="T1">(DUAL-ARCH)</text:span>, dabei werden alle Boni und Mali geteilt (es wird abgerundet) und die Eigenschaften kombiniert. Bei sich gegenseitig ausschließenden Eigenschaften ist die <text:soft-page-break/>einschränkendere der beiden zu nehmen.</text:p>
      <text:p text:style-name="P1">4. Wählen einer Rasse oder Spezies. Auswahl der Sonderfertigkeiten (SF) laut ARCH und Vergabe der +/- Modifikatoren.</text:p>
      <text:p text:style-name="P1">5. Verteilen von 3W6 <text:span text:style-name="T1">Charakterpunkten (CP)</text:span> auf die primären Eigenschaften. Keine Eigenschaft darf weniger als 1 CP und mehr als 10 CP haben, MAG ausgenommen.</text:p>
      <text:p text:style-name="P1">6. Starten mit 3W6 Geld, Kauf von Waffen, Rüstung und Gegenständen.</text:p>
      <text:p text:style-name="P1">7. Ausdenken von Namen, Hintergrund, Beruf und Persönlichkeit.</text:p>
      <text:h text:style-name="P19" text:outline-level="1">Archetypen</text:h>
      <text:p text:style-name="P1"><text:span text:style-name="T1">MYSTIKER</text:span>: FF 4, INT 6, CHA 4, MAG 6, 5 Vorteile, Bewegungspunkte (BEW) 7, +4 FAK (INT), -2 KOND, 1W6-1 GEP FF Level (LVL).</text:p>
      <text:p text:style-name="P1"><text:span text:style-name="T1">KÄMPFER</text:span>: STR 6, INT 4, DEX 6, VIT 4, 4 Vorteile, BEW 5, 1W6+1 GEP FF LVL.</text:p>
      <text:p text:style-name="P1"><text:span text:style-name="T1">HEILER</text:span>: STR 4. FF 4, CHA 6, VIT 6, 4 Vorteile, BEW 4, +2 FAK (INT), 1W6+1 GEP FF LVL.</text:p>
      <text:p text:style-name="P1"><text:span text:style-name="T1">ANFÜHRER</text:span>: FF 4, INT 6, CHA 6, VIT 4, 4 Vorteile, BEW 6, +2 FAK (CHA), 1W6-1 GEP FF LVL.</text:p>
      <text:p text:style-name="P1"><text:span text:style-name="T1">SCHÜTZE</text:span>: FF 6, INT 4, DEX 6, CHA 4, 3 Vorteile, BEW 8, 1W6 GEP FF LVL.</text:p>
      <text:p text:style-name="P1"><text:span text:style-name="T1">WALDLÄUFER</text:span>: STR 4, FF 6, INT 6, DEX 4, 5 Vorteile, BEW 7, 1W6 GEP FF LVL.</text:p>
      <text:p text:style-name="P1"><text:span text:style-name="T1">KRIEGER</text:span>: STR 6, DEX 4, CHA 4, VIT 6, 3 Vorteile, BEW 5, 1W6+2 GEP FF LVL, +2 Power Punkt (PP), FF Attacke (ATK), -2 Reflex, -2 FAK (INT).</text:p>
      <text:h text:style-name="P19" text:outline-level="1">Rassen und Spezies</text:h>
      <text:p text:style-name="P1"><text:span text:style-name="T1">ZWERG</text:span>: Größe: klein, Vorteile: Wärmesicht, Giftresistenz, Nachtsicht, verbessertes Klettern, Furchtlosigkeit. +3 FAK (STR), + 1 WIK.</text:p>
      <text:p text:style-name="P1"><text:span text:style-name="T1">ELF</text:span>: Größe: normal, Vorteile: Magieresistenz, Wärmesicht, verbessertes Hören, Sprinten, Resistent gegen Illusion. +3 FAK (FF), +2 GEP (Zwerg/Hobgoblin), -2 FAK (STR).</text:p>
      <text:p text:style-name="P1"><text:span text:style-name="T1">MENSCH</text:span>: Größe: normal, Vorteile: Sprinten, Klettern, Schwimmen, Furchtlosigkeit. +1 FAK (STR), +3 GEP (Alle), +1 WIK.</text:p>
      <text:p text:style-name="P1"><text:span text:style-name="T1">KLANGON</text:span>: Größe: groß, Vorteile: Sprint, Springen, Nachtsicht, Klettern, Furchtlosigkeit. +3 GEP (Megalisk), +2 FAK (STR), + 1 FAK (WAN), -1 RFX.</text:p>
      <text:p text:style-name="P1"><text:span text:style-name="T1">VULTOSS</text:span>: Größe: normal, Vorteile: Psionik Resistenz, Selbstheilung, Wärmesicht, Resistent gegen Illusion, Hören. +2 FAK (CHA), +3 FAK (FF).</text:p>
      <text:p text:style-name="P9">Vorteile</text:p>
      <text:p text:style-name="P1"><text:span text:style-name="T1">NACHTSICHT</text:span>: ermöglicht es, im Dunkeln zu sehen, als wäre es leicht schummrig. Radius: 6 EH. CHR kann keine Farben sehen, wenn diese Fähigkeit eingesetzt wird.</text:p>
      <text:p text:style-name="P1"><text:span text:style-name="T1">FURCHTLOSIGKEIT</text:span>: +2 WIK gegen Angst, Einschüchterung und Betörung.</text:p>
      <text:p text:style-name="P1"><text:span text:style-name="T1">SELBSTHEILUNG</text:span>: 1 x Tag kann eine volle Rundenaktion verwendet werden, um die GEP des CHR zu heilen. Ist Abhängig von der CHR Stufe.</text:p>
      <text:p text:style-name="P1"><text:span text:style-name="T1">WÄRMESICHT</text:span>: CHR kann Wärme-abstrahlende Wesen oder Gegenstände im Dunkeln wahrnehmen. Funktioniert nicht bei Kaltblutern.</text:p>
      <text:p text:style-name="P1"><text:span text:style-name="T1">RESISTENT GEGEN ILLUSION</text:span>: +1 auf alle Proben (PAR) gegen Illusion oder illusorische Effekte.</text:p>
      <text:p text:style-name="P1"><text:span text:style-name="T1">SCHWIMMEN, SPRINGEN, KLETTERN, HÖREN</text:span>: +2 auf die Probe, zusätzlich +2 BEW beim Klettern und Schwimmen.</text:p>
      <text:p text:style-name="P1"><text:span text:style-name="T1">MAGIERESISTENZ</text:span>: Immunität gegen Paralysieren, +2 gegen Schlaf- und andere Zauber.</text:p>
      <text:p text:style-name="P1"><text:span text:style-name="T1">GIFTRESISTENZ</text:span>: +2 gegen Krankheiten, +1 TAP gegen Gift. </text:p>
      <text:p text:style-name="P1"><text:span text:style-name="T1">PSIONIKRESISTENZ</text:span>: Immun gegen mentale Spionage, +2 WIK gegen PSI-Angriffe und Betörung.</text:p>
      <text:p text:style-name="P1"><text:span text:style-name="T1">SPRINT</text:span>: Investiere 1 KOND, um doppelt so viele BEW bis zum Ende der Runde (EDR).</text:p>
      <text:h text:style-name="P19" text:outline-level="1">STUFENAUFSTIEG</text:h>
      <text:p text:style-name="P1">Alle SC starten bei Stufe 0. Wenn die CHR <text:span text:style-name="T1">Erfahrungspunkte (EP)</text:span> im Laufe des Abenteuers gesammelt haben, können diese für einen Stufenaufstieg (STU++) ausgegeben werden. <text:span text:style-name="T4">Stufenaufstieg = neues Level * 2 * 500 EP</text:span>. Wenn die neue Stufe erreicht ist, bekommen die Charaktere neue GEP (abhängig vom Archetyp), 1W6 extra FAK und können <text:soft-page-break/>MAG wirken, die ihrer Stufe entspricht.</text:p>
      <text:h text:style-name="P19" text:outline-level="1">ZEIT &amp; RAUM</text:h>
      <text:p text:style-name="P1">Raum (EH) ist ein Maß für die Distanz, die ein CHR gehen, laufen, klettern, etc. kann. Distanz kann beim Spiel als Raster auf Papier dargestellt werden (Rasterkarte). In den meisten Fällen ist 1EH=1m.</text:p>
      <text:p text:style-name="P1">Im-Spiel-Zeit ist in <text:span text:style-name="T1">zwei Zeittypen</text:span> geteilt: <text:span text:style-name="T1">Taktische Zeit</text:span> und <text:span text:style-name="T1">Zeit erhöhter Aufmerksamkeit</text:span>. Im Kampf wir die Zeit verlangsamt und läuft in taktischer Zeit ab. 1 EH taktische Zeit = 6 Sekunden. In Zeiten erhöhter Aufmerksamkeit ist 1 EH = 1 Minute.</text:p>
      <text:h text:style-name="P19" text:outline-level="1">BEWEGUNG</text:h>
      <text:p text:style-name="P1">Ein CHR kann eine Anzahl an EH pro taktische Zeit zurücklegen, die den BEW entspricht. In Zeiten erhöhter Aufmerksamkeit entspricht diese Wert <text:span text:style-name="T4">BEW * 2</text:span>. CHR können 1 KOND investieren, um +1 BEW bis EDR zu erhalten. <text:span text:style-name="T1">Leichtes Terrain</text:span> kostet 1 BEW, <text:span text:style-name="T1">normales Terrain</text:span> 2 BEW, <text:span text:style-name="T1">schwieriges Terrain </text:span>3 BEW.</text:p>
      <text:h text:style-name="P19" text:outline-level="1">RAST &amp; ERHOLUNG</text:h>
      <text:p text:style-name="P1">Ein CHR der sich in Erholung oder auf Rast befindet, kann keine anstrengenden Dinge verrichten.</text:p>
      <text:p text:style-name="P1"><text:span text:style-name="T1">SCHLAF</text:span><text:span text:style-name="T3">:</text:span> CHR müssen für 8 Stunden/Tag schlafen, oder sie erleiden 1 ESP. CHR erleiden 1 zusätzlichen ESP für je 4 weitere Stunden Schlafentzug. Pro 8 Stunden Schlaf wird ein ESP verloren.</text:p>
      <text:p text:style-name="P1"><text:span text:style-name="T1">KURZE REAST</text:span><text:span text:style-name="T3">:</text:span> Für jede Stunde Rast erholen sich die Charaktere um 1 KOND.</text:p>
      <text:p text:style-name="P1"><text:span text:style-name="T1">NATÜRLICHES HEILEN</text:span><text:span text:style-name="T3">:</text:span> CHR erhalten eine Anzahl GEP = STU FF pro Tag (Minimum ½ GEP), oder 2 x STU FF pro Tag wenn die CHR einen ganzen Tag rasten.</text:p>
      <text:h text:style-name="P19" text:outline-level="1">LICHT &amp; SICHT</text:h>
      <text:p text:style-name="P1"><text:span text:style-name="T1">LICHT</text:span>: Es gibt drei Arten von Beleuchtung: Vollbeleuchtung (VB), Teilbeleuchtung (TB) und Unbeleuchtet (UB). CHR erleiden -1 Sichtbehinderung auf alles in UB. </text:p>
      <text:p text:style-name="P1"><text:span text:style-name="T1">SICHTFELD</text:span>: Damit ein CHR ein freies Sichtfeld (SIF) auf ein Ziel hat, muss es möglich sein, von jeder Ecke des Feldes auf dem der CHR steht, eine direkte Linie auf jede Ecke des Feldes, auf dem das Ziel steht, zu ziehen. </text:p>
      <text:h text:style-name="P19" text:outline-level="1">Tod</text:h>
      <text:p text:style-name="P1">Wenn die GEP eines CHR auf 0 oder darunter sinken, so stirbt dieser. Die EP-10% können auf einen neu erschaffenen CHR übertragen werden.</text:p>
      <text:h text:style-name="P19" text:outline-level="1">Charakteraktionen</text:h>
      <text:p text:style-name="P1"><text:span text:style-name="T1">PROBEN</text:span>: Wann immer der Ausgang einer Handlung ungewiss ist, kann der SL vom jeweiligen CHR eine passende Probe verlangen. Das Resultat der Probe wird mit der jeweiligen Fertigkeit (FAK) oder Eigenschaft verglichen. <text:span text:style-name="T4">Wenn das Resultat 5 oder höher ist, gelingt die Probe.</text:span></text:p>
      <text:p text:style-name="P1"><text:span text:style-name="T1">SPRACHE</text:span>: Wenn ein CHR eine Sprache sprechen, verstehen, lesen oder schreiben will, so wird eine Probe auf SPK gewürfelt. <text:span text:style-name="T4">Wenn das Resultat 5 oder höher ist, gelingt die Probe.</text:span></text:p>
      <text:p text:style-name="P1"><text:span text:style-name="T1">SELBSTRETTUNG</text:span>: Wenn eine Situation Tapferkeit, Reflexe oder Willenskraft eines CHR erfordert, so kann eine entsprechende Probe verlangt werden. <text:span text:style-name="T4">Wenn das Ergebnis 5 oder höher ist, kann die Bedrohung ausgeschaltet, oder der entstehende Schaden halbiert werden.</text:span></text:p>
      <text:p text:style-name="P1"><text:span text:style-name="T1">STURZ</text:span>: Wenn ein CHR abstürzt, erhält er 1 SCHD pro EH (maximal jedoch 50 SCHD).</text:p>
      <text:p text:style-name="P1"><text:span text:style-name="T1">HERABSTÜRZENDE GEGENSTÄNDE</text:span>: Ein auf einen CHR stürzender Gegenstand verursacht 1 SCHD je KG Gewicht ab einer Höhe von 3 EH, darunter 1/2 SCHD. Eine Probe SELBSTRETTUNG kann den Schaden nochmals halbieren.</text:p>
      <text:h text:style-name="P19" text:outline-level="1">KAMPF</text:h>
      <text:p text:style-name="P1"><text:span text:style-name="T1">A. ÜBERRASCHUNG UND INITIATIVE</text:span>: <text:s/>Bei Beginn einer Auseinandersetzung würfelt der SC welcher am nächsten zu einem gegnerischen NSC ist eine Probe WAN. Der CHR mit dem höchsten Wert erhält die <text:span text:style-name="T1">Initiative</text:span>. NSC <text:soft-page-break/>würfeln diese Probe 1 x pro Rasse/Spezies. Ist der Initiative-Wert einer Gruppe 5 oder mehr Punkte unter dem Wert der gegnerischen Gruppe, so sind die unterlegenen CHR "überrascht" und können in der ersten Kampfrunde <text:span text:style-name="T1">keine Aktion</text:span> ausführen.</text:p>
      <text:p text:style-name="P1"><text:span text:style-name="T1">B. AKTIONEN ANSAGEN</text:span>: Bevor die CHR in einer Runde eine Aktion durchführen können, müssen diese angesagt werden. CHR können entweder z<text:span text:style-name="T1">wei Standardaktionen</text:span> oder <text:span text:style-name="T1">eine Ganz-Runden-Aktion</text:span> durchführen. Weiters gibt es eine beliebige Anzahl an <text:span text:style-name="T1">freien Aktionen</text:span>, die durchgeführt werden können. Einige Spezialaktionen benötigen mehrere Runden, um abgeschlossen werden zu können. Alle ATK und BEW sind Standardaktionen.</text:p>
      <text:p text:style-name="P1"><text:span text:style-name="T1">C. AKTIONEN DURCHFÜHREN</text:span>: CHR einer Party führen ihre Aktionen in beliebiger Reihenfolge durch, jedoch immer in vollständigen Zügen einer nach dem anderen. Ein CHR kann auf Wunsch seine Aktion nach den Zug eines anderen CHR verlagern. Dieses Verzögern kostet eine Standardaktion.</text:p>
      <text:p text:style-name="P1"><text:span text:style-name="T1">NAHKAMPF-ATTACKEN</text:span>: Jeder CHR, der eine <text:span text:style-name="T1">Nahkampfwaffe (NW)</text:span> besitzt, kann einen CHR auf einem angrenzenden Feld angreifen. Der Erfolg einer N-ATK ergibt sich aus STR+WS+Wurf. Jeder Punkt, der die PAR des Verteidigers übersteigt, verursacht einen Punkt Schaden (GEP).</text:p>
      <text:p text:style-name="P1"><text:span text:style-name="T1">FERNKAMPF-ATTACKEN</text:span>: Jeder CHR, der eine <text:span text:style-name="T1">Fernkampfwaffe (FW)</text:span> besitzt, kann einen anderen CHR in seinem SIF angreifen. Der Erfolg ergibt sich aus WAN+WS+Wurf. Für jedes +1 wird +ü1 zur Distanz der ATK hinzugefügt, für jedes -1 wird 1 Punkt abgezogen. Jeder Punkt, der die PAR des Verteidigers übersteigt, entsteht 1 Schaden (GEP).</text:p>
      <text:p text:style-name="P1"><text:span text:style-name="T1">UNBEWAFFNETE ATTACKEN</text:span>: Jeder CHR kann einen CHR auf einem angrenzenden Feld angreifen. Der Erfolg ergibt sich aus FF+Wurf. Der Angreifer kann sich entscheiden, den Gegner zu treten und erhält dadurch +2 ATK bis EDR, aber auch -1 PAR bis EDR. Treten gilt als Ganze-Runden-Aktion. Der Angreifer kann sich auch für Schlagen entscheiden, er kann damit 2 x pro Standard-Aktion angreifen. Jeder Punkt der die PAR des Verteidigers übersteigt, ergibt 1 Punkt Schaden (GEP). </text:p>
      <text:p text:style-name="P1"><text:span text:style-name="T1">RINGEN</text:span>: Ein CHR kann versuchen, einen CHR auf einem angrenzenden Feld niederzuringen. Ringen wird wie eine U-ATK ausgeführt, jedoch ohne Schläge und Tritte. Angreifer und Verteidiger haben je einen Status "Ringen", der folgendermaßen sein kann</text:p>
      <text:p text:style-name="P1">- Frei stehend</text:p>
      <text:p text:style-name="P1">- Greifen</text:p>
      <text:p text:style-name="P1">- Bodenkampf</text:p>
      <text:p text:style-name="P1">- Festgehalten</text:p>
      <text:p text:style-name="P1">Wenn ein CHR eine erfolgreiche Ringen-ATK durchgeführt hat, kann der Angreifer wählen, ob sich A) der Ringen-Status des Gegners oder B) der eigene Ringen-Status ändert. Ein CHR mit Ringen-Status "Festgehalten" ist ohne Verteidigung. CHR die gerade Ringen, können keine anderen Aktionen außer Ringen und Verteidigen durchführen. Dies gilt nicht für den Status "frei stehend".</text:p>
      <text:p text:style-name="P1"><text:span text:style-name="T1">KRAFTPUNKTE (KRP)</text:span>: Für jeden +1 ATK bekommt der CHR 1 KRP bis EDR. KRP können mit Ausrüstung oder FAK kombiniert werden.</text:p>
      <text:p text:style-name="P1"><text:span text:style-name="T1">DECKUNG</text:span>: Es gibt drei Arten von Deckung, die ein CHR benutzen kann um sich vor einer ATK zu schützen:</text:p>
      <text:p text:style-name="P1">- Vollständig: Blockiert SIL</text:p>
      <text:p text:style-name="P1">- Halb: +2 PAR</text:p>
      <text:p text:style-name="P1">- Keine: kein Effekt (Standard)</text:p>
      <text:h text:style-name="P19" text:outline-level="1">Zustände</text:h>
      <text:p text:style-name="P1"><text:span text:style-name="T1">BLIND</text:span>: -4 ATK, -4 PAR</text:p>
      <text:p text:style-name="P1"><text:span text:style-name="T1">ERSCHÖPFT:</text:span> -1 KOND und -1 auf alle Proben pro Erschöpfungszähler. 1 Tag Rast regeneriert 1 Erschöpfungspunkt.</text:p>
      <text:p text:style-name="P1"><text:span text:style-name="T1">VERGIFTET</text:span>: Pro Runde gilt: Probe auf Tapferkeit (TAP) Bei Misserfolg stirbt der CHR.</text:p>
      <text:p text:style-name="P1"><text:span text:style-name="T1">BLUTET</text:span>: Pro Runde gilt: Probe auf TAP. Bei Erfolg -1 Blutungszähler, bei Misserfolg -1 GEP.</text:p>
      <text:p text:style-name="P1"><text:span text:style-name="T1">VERWIRRT</text:span>: Bei Erfolg -1 auf Verwirrtzähler. Bei Misserfolg -3 auf alle Proben.</text:p>
      <text:h text:style-name="P19" text:outline-level="1">Abkürzungen</text:h>
      <table:table table:name="Tabelle1" table:style-name="Tabelle1">
        <table:table-column table:style-name="Tabelle1.A"/>
        <table:table-column table:style-name="Tabelle1.B"/>
        <table:table-row>
          <table:table-cell table:style-name="Tabelle1.A1" office:value-type="string">
            <text:p text:style-name="P5">Gesinnungspunkt</text:p>
          </table:table-cell>
          <table:table-cell table:style-name="Tabelle1.B1" office:value-type="string">
            <text:p text:style-name="P5">GES</text:p>
          </table:table-cell>
        </table:table-row>
        <table:table-row>
          <table:table-cell table:style-name="Tabelle1.A2" office:value-type="string">
            <text:p text:style-name="P5">Archetyp</text:p>
          </table:table-cell>
          <table:table-cell table:style-name="Tabelle1.B2" office:value-type="string">
            <text:p text:style-name="P5">ARCH</text:p>
          </table:table-cell>
        </table:table-row>
        <table:table-row>
          <table:table-cell table:style-name="Tabelle1.A2" office:value-type="string">
            <text:p text:style-name="P5">Rüstschutz</text:p>
          </table:table-cell>
          <table:table-cell table:style-name="Tabelle1.B2" office:value-type="string">
            <text:p text:style-name="P5">RST</text:p>
          </table:table-cell>
        </table:table-row>
        <text:soft-page-break/>
        <table:table-row>
          <table:table-cell table:style-name="Tabelle1.A2" office:value-type="string">
            <text:p text:style-name="P5">Attacke</text:p>
          </table:table-cell>
          <table:table-cell table:style-name="Tabelle1.B2" office:value-type="string">
            <text:p text:style-name="P5">ATK</text:p>
          </table:table-cell>
        </table:table-row>
        <table:table-row>
          <table:table-cell table:style-name="Tabelle1.A2" office:value-type="string">
            <text:p text:style-name="P5">Einfach, Mittel, Experte und Meister</text:p>
          </table:table-cell>
          <table:table-cell table:style-name="Tabelle1.B2" office:value-type="string">
            <text:p text:style-name="P5">EMEM</text:p>
          </table:table-cell>
        </table:table-row>
        <table:table-row>
          <table:table-cell table:style-name="Tabelle1.A2" office:value-type="string">
            <text:p text:style-name="P5">Kupfer Kosten und Kosmos Kredit</text:p>
          </table:table-cell>
          <table:table-cell table:style-name="Tabelle1.B2" office:value-type="string">
            <text:p text:style-name="P5">KK</text:p>
          </table:table-cell>
        </table:table-row>
        <table:table-row>
          <table:table-cell table:style-name="Tabelle1.A2" office:value-type="string">
            <text:p text:style-name="P5">Charisma</text:p>
          </table:table-cell>
          <table:table-cell table:style-name="Tabelle1.B2" office:value-type="string">
            <text:p text:style-name="P5">CHA</text:p>
          </table:table-cell>
        </table:table-row>
        <table:table-row>
          <table:table-cell table:style-name="Tabelle1.A2" office:value-type="string">
            <text:p text:style-name="P5">Charakter Punkt</text:p>
          </table:table-cell>
          <table:table-cell table:style-name="Tabelle1.B2" office:value-type="string">
            <text:p text:style-name="P5">CP</text:p>
          </table:table-cell>
        </table:table-row>
        <table:table-row>
          <table:table-cell table:style-name="Tabelle1.A2" office:value-type="string">
            <text:p text:style-name="P5">Fingerfertigkeit</text:p>
          </table:table-cell>
          <table:table-cell table:style-name="Tabelle1.B2" office:value-type="string">
            <text:p text:style-name="P5">FF</text:p>
          </table:table-cell>
        </table:table-row>
        <table:table-row>
          <table:table-cell table:style-name="Tabelle1.A2" office:value-type="string">
            <text:p text:style-name="P5">Parade</text:p>
          </table:table-cell>
          <table:table-cell table:style-name="Tabelle1.B2" office:value-type="string">
            <text:p text:style-name="P5">PAR</text:p>
          </table:table-cell>
        </table:table-row>
        <table:table-row>
          <table:table-cell table:style-name="Tabelle1.A2" office:value-type="string">
            <text:p text:style-name="P5">Schadenspunkt</text:p>
          </table:table-cell>
          <table:table-cell table:style-name="Tabelle1.B2" office:value-type="string">
            <text:p text:style-name="P5">SCHD</text:p>
          </table:table-cell>
        </table:table-row>
        <table:table-row>
          <table:table-cell table:style-name="Tabelle1.A2" office:value-type="string">
            <text:p text:style-name="P5">Ende der Runde</text:p>
          </table:table-cell>
          <table:table-cell table:style-name="Tabelle1.B2" office:value-type="string">
            <text:p text:style-name="P5">EDR</text:p>
          </table:table-cell>
        </table:table-row>
        <table:table-row>
          <table:table-cell table:style-name="Tabelle1.A2" office:value-type="string">
            <text:p text:style-name="P5">Vollbeleuchtung</text:p>
          </table:table-cell>
          <table:table-cell table:style-name="Tabelle1.B2" office:value-type="string">
            <text:p text:style-name="P5">VB</text:p>
          </table:table-cell>
        </table:table-row>
        <table:table-row>
          <table:table-cell table:style-name="Tabelle1.A2" office:value-type="string">
            <text:p text:style-name="P5">Gold Kosten und Galaktischer Kredit</text:p>
          </table:table-cell>
          <table:table-cell table:style-name="Tabelle1.B2" office:value-type="string">
            <text:p text:style-name="P5">GK</text:p>
          </table:table-cell>
        </table:table-row>
        <table:table-row>
          <table:table-cell table:style-name="Tabelle1.A2" office:value-type="string">
            <text:p text:style-name="P5">Spielleiter</text:p>
          </table:table-cell>
          <table:table-cell table:style-name="Tabelle1.B2" office:value-type="string">
            <text:p text:style-name="P5">SL</text:p>
          </table:table-cell>
        </table:table-row>
        <table:table-row>
          <table:table-cell table:style-name="Tabelle1.A2" office:value-type="string">
            <text:p text:style-name="P5">Spielleiter Regelbuch</text:p>
          </table:table-cell>
          <table:table-cell table:style-name="Tabelle1.B2" office:value-type="string">
            <text:p text:style-name="P5">SLRB</text:p>
          </table:table-cell>
        </table:table-row>
        <table:table-row>
          <table:table-cell table:style-name="Tabelle1.A2" office:value-type="string">
            <text:p text:style-name="P5">Gesundheitspunkt</text:p>
          </table:table-cell>
          <table:table-cell table:style-name="Tabelle1.B2" office:value-type="string">
            <text:p text:style-name="P5">GEP</text:p>
          </table:table-cell>
        </table:table-row>
        <table:table-row>
          <table:table-cell table:style-name="Tabelle1.A2" office:value-type="string">
            <text:p text:style-name="P5">Intelligenz</text:p>
          </table:table-cell>
          <table:table-cell table:style-name="Tabelle1.B2" office:value-type="string">
            <text:p text:style-name="P5">INT</text:p>
          </table:table-cell>
        </table:table-row>
        <table:table-row>
          <table:table-cell table:style-name="Tabelle1.A2" office:value-type="string">
            <text:p text:style-name="P5">Sichtfeld</text:p>
          </table:table-cell>
          <table:table-cell table:style-name="Tabelle1.B2" office:value-type="string">
            <text:p text:style-name="P5">SIF</text:p>
          </table:table-cell>
        </table:table-row>
        <table:table-row>
          <table:table-cell table:style-name="Tabelle1.A2" office:value-type="string">
            <text:p text:style-name="P5">Sprachkönnen</text:p>
          </table:table-cell>
          <table:table-cell table:style-name="Tabelle1.B2" office:value-type="string">
            <text:p text:style-name="P5">SPK</text:p>
          </table:table-cell>
        </table:table-row>
        <table:table-row>
          <table:table-cell table:style-name="Tabelle1.A2" office:value-type="string">
            <text:p text:style-name="P5">Stufe</text:p>
          </table:table-cell>
          <table:table-cell table:style-name="Tabelle1.B2" office:value-type="string">
            <text:p text:style-name="P5">STU</text:p>
          </table:table-cell>
        </table:table-row>
        <table:table-row>
          <table:table-cell table:style-name="Tabelle1.A2" office:value-type="string">
            <text:p text:style-name="P5">Nahkampf Attacke</text:p>
          </table:table-cell>
          <table:table-cell table:style-name="Tabelle1.B2" office:value-type="string">
            <text:p text:style-name="P5">N-ATK</text:p>
          </table:table-cell>
        </table:table-row>
        <table:table-row>
          <table:table-cell table:style-name="Tabelle1.A2" office:value-type="string">
            <text:p text:style-name="P5">Magie</text:p>
          </table:table-cell>
          <table:table-cell table:style-name="Tabelle1.B2" office:value-type="string">
            <text:p text:style-name="P5">MAG</text:p>
          </table:table-cell>
        </table:table-row>
        <table:table-row>
          <table:table-cell table:style-name="Tabelle1.A2" office:value-type="string">
            <text:p text:style-name="P5">Manapunkt</text:p>
          </table:table-cell>
          <table:table-cell table:style-name="Tabelle1.B2" office:value-type="string">
            <text:p text:style-name="P5">MP</text:p>
          </table:table-cell>
        </table:table-row>
        <table:table-row>
          <table:table-cell table:style-name="Tabelle1.A2" office:value-type="string">
            <text:p text:style-name="P5">Bewegungspunkt</text:p>
          </table:table-cell>
          <table:table-cell table:style-name="Tabelle1.B2" office:value-type="string">
            <text:p text:style-name="P5">BEW</text:p>
          </table:table-cell>
        </table:table-row>
        <table:table-row>
          <table:table-cell table:style-name="Tabelle1.A2" office:value-type="string">
            <text:p text:style-name="P5">Unbeleuchtet</text:p>
          </table:table-cell>
          <table:table-cell table:style-name="Tabelle1.B2" office:value-type="string">
            <text:p text:style-name="P5">UB</text:p>
          </table:table-cell>
        </table:table-row>
        <table:table-row>
          <table:table-cell table:style-name="Tabelle1.A2" office:value-type="string">
            <text:p text:style-name="P5">Nicht-Spieler Charakter</text:p>
          </table:table-cell>
          <table:table-cell table:style-name="Tabelle1.B2" office:value-type="string">
            <text:p text:style-name="P5">NSC</text:p>
          </table:table-cell>
        </table:table-row>
        <table:table-row>
          <table:table-cell table:style-name="Tabelle1.A2" office:value-type="string">
            <text:p text:style-name="P5">Spieler Charakter</text:p>
          </table:table-cell>
          <table:table-cell table:style-name="Tabelle1.B2" office:value-type="string">
            <text:p text:style-name="P5">SC</text:p>
          </table:table-cell>
        </table:table-row>
        <table:table-row>
          <table:table-cell table:style-name="Tabelle1.A2" office:value-type="string">
            <text:p text:style-name="P5">Wahrnehmung</text:p>
          </table:table-cell>
          <table:table-cell table:style-name="Tabelle1.B2" office:value-type="string">
            <text:p text:style-name="P5">WAN</text:p>
          </table:table-cell>
        </table:table-row>
        <table:table-row>
          <table:table-cell table:style-name="Tabelle1.A2" office:value-type="string">
            <text:p text:style-name="P5">Teilbeleuchtung</text:p>
          </table:table-cell>
          <table:table-cell table:style-name="Tabelle1.B2" office:value-type="string">
            <text:p text:style-name="P5">TB</text:p>
          </table:table-cell>
        </table:table-row>
        <table:table-row>
          <table:table-cell table:style-name="Tabelle1.A2" office:value-type="string">
            <text:p text:style-name="P5">Kraft Punkt</text:p>
          </table:table-cell>
          <table:table-cell table:style-name="Tabelle1.B2" office:value-type="string">
            <text:p text:style-name="P5">KRP</text:p>
          </table:table-cell>
        </table:table-row>
        <table:table-row>
          <table:table-cell table:style-name="Tabelle1.A2" office:value-type="string">
            <text:p text:style-name="P5">Psi Punkt</text:p>
          </table:table-cell>
          <table:table-cell table:style-name="Tabelle1.B2" office:value-type="string">
            <text:p text:style-name="P5">PSI</text:p>
          </table:table-cell>
        </table:table-row>
        <table:table-row>
          <table:table-cell table:style-name="Tabelle1.A2" office:value-type="string">
            <text:p text:style-name="P5">Fernkampf Attacke</text:p>
          </table:table-cell>
          <table:table-cell table:style-name="Tabelle1.B2" office:value-type="string">
            <text:p text:style-name="P5">F-ATK</text:p>
          </table:table-cell>
        </table:table-row>
        <table:table-row>
          <table:table-cell table:style-name="Tabelle1.A2" office:value-type="string">
            <text:p text:style-name="P5">Silber Kosten und Sternen Kredit</text:p>
          </table:table-cell>
          <table:table-cell table:style-name="Tabelle1.B2" office:value-type="string">
            <text:p text:style-name="P5">SK</text:p>
          </table:table-cell>
        </table:table-row>
        <table:table-row>
          <table:table-cell table:style-name="Tabelle1.A2" office:value-type="string">
            <text:p text:style-name="P5">Fachkunde</text:p>
          </table:table-cell>
          <table:table-cell table:style-name="Tabelle1.B2" office:value-type="string">
            <text:p text:style-name="P5">FAK</text:p>
          </table:table-cell>
        </table:table-row>
        <table:table-row>
          <table:table-cell table:style-name="Tabelle1.A2" office:value-type="string">
            <text:p text:style-name="P5">Kondition</text:p>
          </table:table-cell>
          <table:table-cell table:style-name="Tabelle1.B2" office:value-type="string">
            <text:p text:style-name="P5">KOND</text:p>
          </table:table-cell>
        </table:table-row>
        <table:table-row>
          <table:table-cell table:style-name="Tabelle1.A2" office:value-type="string">
            <text:p text:style-name="P5">Stärke</text:p>
          </table:table-cell>
          <table:table-cell table:style-name="Tabelle1.B2" office:value-type="string">
            <text:p text:style-name="P5">STR</text:p>
          </table:table-cell>
        </table:table-row>
        <table:table-row>
          <table:table-cell table:style-name="Tabelle1.A2" office:value-type="string">
            <text:p text:style-name="P5">Zielwert</text:p>
          </table:table-cell>
          <table:table-cell table:style-name="Tabelle1.B2" office:value-type="string">
            <text:p text:style-name="P5">ZW</text:p>
          </table:table-cell>
        </table:table-row>
        <text:soft-page-break/>
        <table:table-row>
          <table:table-cell table:style-name="Tabelle1.A2" office:value-type="string">
            <text:p text:style-name="P5">Unbewaffnete Attacke</text:p>
          </table:table-cell>
          <table:table-cell table:style-name="Tabelle1.B2" office:value-type="string">
            <text:p text:style-name="P5">U-ATK</text:p>
          </table:table-cell>
        </table:table-row>
        <table:table-row>
          <table:table-cell table:style-name="Tabelle1.A2" office:value-type="string">
            <text:p text:style-name="P5">Vitalität</text:p>
          </table:table-cell>
          <table:table-cell table:style-name="Tabelle1.B2" office:value-type="string">
            <text:p text:style-name="P5">VIT</text:p>
          </table:table-cell>
        </table:table-row>
        <table:table-row>
          <table:table-cell table:style-name="Tabelle1.A2" office:value-type="string">
            <text:p text:style-name="P5">Waffenschaden</text:p>
          </table:table-cell>
          <table:table-cell table:style-name="Tabelle1.B2" office:value-type="string">
            <text:p text:style-name="P5">WS</text:p>
          </table:table-cell>
        </table:table-row>
        <table:table-row>
          <table:table-cell table:style-name="Tabelle1.A2" office:value-type="string">
            <text:p text:style-name="P5">Gewicht</text:p>
          </table:table-cell>
          <table:table-cell table:style-name="Tabelle1.B2" office:value-type="string">
            <text:p text:style-name="P5">GEW</text:p>
          </table:table-cell>
        </table:table-row>
        <table:table-row>
          <table:table-cell table:style-name="Tabelle1.A2" office:value-type="string">
            <text:p text:style-name="P5">Erfahrungspunkt</text:p>
          </table:table-cell>
          <table:table-cell table:style-name="Tabelle1.B2" office:value-type="string">
            <text:p text:style-name="P5">EP</text:p>
          </table:table-cell>
        </table:table-row>
        <table:table-row>
          <table:table-cell table:style-name="Tabelle1.A2" office:value-type="string">
            <text:p text:style-name="P5">Tapferkeit</text:p>
          </table:table-cell>
          <table:table-cell table:style-name="Tabelle1.B2" office:value-type="string">
            <text:p text:style-name="P5">TAP</text:p>
          </table:table-cell>
        </table:table-row>
        <table:table-row>
          <table:table-cell table:style-name="Tabelle1.A2" office:value-type="string">
            <text:p text:style-name="P5">Reflexe</text:p>
          </table:table-cell>
          <table:table-cell table:style-name="Tabelle1.B2" office:value-type="string">
            <text:p text:style-name="P5">RFX</text:p>
          </table:table-cell>
        </table:table-row>
        <table:table-row>
          <table:table-cell table:style-name="Tabelle1.A2" office:value-type="string">
            <text:p text:style-name="P5">Willenskraft</text:p>
          </table:table-cell>
          <table:table-cell table:style-name="Tabelle1.B2" office:value-type="string">
            <text:p text:style-name="P5">WIK</text:p>
          </table:table-cell>
        </table:table-row>
        <table:table-row>
          <table:table-cell table:style-name="Tabelle1.A2" office:value-type="string">
            <text:p text:style-name="P5">Sonderfertigkeiten</text:p>
          </table:table-cell>
          <table:table-cell table:style-name="Tabelle1.B2" office:value-type="string">
            <text:p text:style-name="P5">SF</text:p>
          </table:table-cell>
        </table:table-row>
        <table:table-row>
          <table:table-cell table:style-name="Tabelle1.A2" office:value-type="string">
            <text:p text:style-name="P5">Einheit (Distanz, Größe, Gewicht)</text:p>
          </table:table-cell>
          <table:table-cell table:style-name="Tabelle1.B2" office:value-type="string">
            <text:p text:style-name="P5">EH</text:p>
          </table:table-cell>
        </table:table-row>
        <table:table-row>
          <table:table-cell table:style-name="Tabelle1.A2" office:value-type="string">
            <text:p text:style-name="P5">Erschöpfungspunkt</text:p>
          </table:table-cell>
          <table:table-cell table:style-name="Tabelle1.B2" office:value-type="string">
            <text:p text:style-name="P5">ESP</text:p>
          </table:table-cell>
        </table:table-row>
        <table:table-row>
          <table:table-cell table:style-name="Tabelle1.A2" office:value-type="string">
            <text:p text:style-name="P5">Nahkampf Waffe</text:p>
          </table:table-cell>
          <table:table-cell table:style-name="Tabelle1.B2" office:value-type="string">
            <text:p text:style-name="P5">NW</text:p>
          </table:table-cell>
        </table:table-row>
        <table:table-row>
          <table:table-cell table:style-name="Tabelle1.A2" office:value-type="string">
            <text:p text:style-name="P5">Fernkampf Waffe</text:p>
          </table:table-cell>
          <table:table-cell table:style-name="Tabelle1.B2" office:value-type="string">
            <text:p text:style-name="P5">FW</text:p>
          </table:table-cell>
        </table:table-row>
      </table:table>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rusades" svg:font-family="Crusades" style:font-adornments="Fett" style:font-pitch="variable"/>
    <style:font-face style:name="Crusades1" svg:font-family="Crusades" style:font-adornments="Standard" style:font-pitch="variable"/>
    <style:font-face style:name="FontAwesome" svg:font-family="FontAwesome" style:font-adornments="Fett" style:font-pitch="variable"/>
    <style:font-face style:name="Souvenir" svg:font-family="Souvenir" style:font-pitch="variable"/>
    <style:font-face style:name="Uncial Antiqua" svg:font-family="'Uncial Antiqua'"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27cm" loext:contextual-spacing="false" fo:line-height="100%" fo:text-align="justify" style:justify-single-word="false" fo:hyphenation-ladder-count="no-limit" style:page-number="auto"/>
      <style:text-properties style:font-name="Liberation Serif1" fo:font-family="'Liberation Serif'" style:font-style-name="Standard" style:font-family-generic="roman" style:font-pitch="variable" fo:font-size="10pt" fo:language="de" fo:country="A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rusades" fo:font-family="Crusades" style:font-style-name="Fett" style:font-pitch="variable" fo:font-size="20pt" fo:letter-spacing="0.035cm" fo:language="de" fo:country="A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Crusades1" fo:font-family="Crusades" style:font-style-name="Standard" style:font-pitch="variable" fo:font-size="15pt" fo:language="de" fo:country="A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254cm" fo:margin-bottom="0.127cm" loext:contextual-spacing="false" style:page-number="auto"/>
      <style:text-properties style:font-name="FontAwesome" fo:font-family="FontAwesome" style:font-style-name="Fett"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4T12:38:15.886764365</meta:creation-date>
    <meta:editing-duration>P0D</meta:editing-duration>
    <meta:editing-cycles>1</meta:editing-cycles>
    <meta:generator>LibreOffice/4.4.5.2$Linux_x86 LibreOffice_project/40m0$Build-2</meta:generator>
    <dc:subject>Open Adventure RPG Regelwerk</dc:subject>
    <dc:title>Open Adventure Pocket Quest DEUTSCH</dc:title>
    <meta:document-statistic meta:table-count="2" meta:image-count="0" meta:object-count="0" meta:page-count="6" meta:paragraph-count="244" meta:word-count="2035" meta:character-count="13103" meta:non-whitespace-character-count="11307"/>
  </office:meta>
</office:document-meta>
</file>